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0.899999618530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30.8999996185303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0.899999618530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0.899999618530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30.899999618530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72pt" fo:letter-spacing="normal" fo:font-style="normal" style:text-underline-style="none" fo:font-weight="normal" style:font-name-asian="Roboto" style:font-size-asian="72pt" style:font-style-asian="normal" style:font-weight-asian="normal" style:font-name-complex="Roboto" style:font-size-complex="7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dddddd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7" style:family="text">
      <style:text-properties fo:font-variant="normal" fo:text-transform="none" fo:color="#dddddd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0" xml:id="id1" draw:id="id1">
        <draw:frame draw:name="Shape 85" presentation:style-name="pr4" draw:text-style-name="P3" draw:layer="layout" svg:width="25.176cm" svg:height="3.423cm" svg:x="3.358cm" svg:y="0.768cm" presentation:class="title" presentation:user-transformed="true">
          <draw:text-box>
            <text:p text:style-name="P2"><text:span text:style-name="T1"><text:s text:c="9"/></text:span><text:span text:style-name="T1"><text:line-break/></text:span><text:span text:style-name="T1"><text:line-break/></text:span><text:span text:style-name="T1"/></text:p>
          </draw:text-box>
        </draw:frame>
        <draw:frame draw:name="Shape 86" presentation:style-name="pr5" draw:text-style-name="P5" draw:layer="layout" svg:width="26.192cm" svg:height="14.986cm" svg:x="0.762cm" svg:y="5.334cm" presentation:class="subtitle" presentation:user-transformed="true">
          <draw:text-box>
            <text:p text:style-name="P4"><text:span text:style-name="T2">“</text:span><text:span text:style-name="T2">Welcome”</text:span></text:p>
            <text:p text:style-name="P4"><text:span text:style-name="T3"/></text:p>
            <text:p text:style-name="P4"><text:span text:style-name="T4">справочник-помощник</text:span></text:p>
            <text:p text:style-name="P4"><text:span text:style-name="T4">для новичков и их родителей</text:span></text:p>
            <text:p text:style-name="P4"><text:span text:style-name="T5"/></text:p>
            <text:p text:style-name="P4"><text:span text:style-name="T5"/></text:p>
            <text:p text:style-name="P4"><text:span text:style-name="T6">Иркутск → {‘Ульянов’, ‘Петрушин’}</text:span></text:p>
            <text:p text:style-name="P4"><text:span text:style-name="T6">Красноярск → {‘Сергиенко’}</text:span></text:p>
            <text:p text:style-name="P4"><text:span text:style-name="T7">Июль 2017</text:span></text:p>
            <text:p text:style-name="P4"><text:span text:style-name="T8"/></text:p>
            <text:p text:style-name="P4"><text:span text:style-name="T8"/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4">
          <draw:page-thumbnail draw:name="Shape 82" draw:style-name="gr1" draw:layer="layout" svg:width="18.666cm" svg:height="11.136cm" svg:x="1.167cm" svg:y="2.227cm" draw:page-number="2" presentation:class="page"/>
          <draw:frame draw:name="Shape 83"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slide" presentation:presentation-page-layout-name="AL1T0" xml:id="id2" draw:id="id2">
        <draw:frame draw:name="Shape 85" presentation:style-name="pr4" draw:text-style-name="P3" draw:layer="layout" svg:width="25.176cm" svg:height="3.423cm" svg:x="3.358cm" svg:y="0.768cm" presentation:class="title" presentation:user-transformed="true">
          <draw:text-box>
            <text:p text:style-name="P2"><text:span text:style-name="T1"><text:s text:c="9"/></text:span><text:span text:style-name="T1"><text:line-break/></text:span><text:span text:style-name="T1"><text:line-break/></text:span><text:span text:style-name="T1"/></text:p>
          </draw:text-box>
        </draw:frame>
        <draw:frame draw:name="Shape 86" presentation:style-name="pr7" draw:text-style-name="P8" draw:layer="layout" svg:width="25.684cm" svg:height="14.986cm" svg:x="1.494cm" svg:y="4.572cm" presentation:class="subtitle" presentation:user-transformed="true">
          <draw:text-box>
            <text:p text:style-name="P7"><text:span text:style-name="T9">Цель</text:span></text:p>
            <text:p text:style-name="P7"><text:span text:style-name="T3"/></text:p>
            <text:p text:style-name="P7"><text:span text:style-name="T5">упростить знакомство </text:span><text:span text:style-name="T5">с Центром</text:span><text:span text:style-name="T5"> новичку и его родителям</text:span></text:p>
            <text:p text:style-name="P7"><text:span text:style-name="T5"><text:s/></text:span></text:p>
            <text:p text:style-name="P7"><text:span text:style-name="T5">анонс предстоящих событий (лекций, праздников, выступлений и др.)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8"/></text:p>
            <text:p text:style-name="P7"><text:span text:style-name="T8"/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4">
          <draw:page-thumbnail draw:name="Shape 82" draw:style-name="gr1" draw:layer="layout" svg:width="18.666cm" svg:height="11.136cm" svg:x="1.167cm" svg:y="2.227cm" draw:page-number="3" presentation:class="page"/>
          <draw:frame draw:name="Shape 83"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20_slide" presentation:presentation-page-layout-name="AL1T0" xml:id="id3" draw:id="id3">
        <draw:frame draw:name="Shape 85" presentation:style-name="pr4" draw:text-style-name="P3" draw:layer="layout" svg:width="25.176cm" svg:height="3.423cm" svg:x="3.358cm" svg:y="0.768cm" presentation:class="title" presentation:user-transformed="true">
          <draw:text-box>
            <text:p text:style-name="P2"><text:span text:style-name="T1"><text:s text:c="9"/></text:span><text:span text:style-name="T1"><text:line-break/></text:span><text:span text:style-name="T1"><text:line-break/></text:span><text:span text:style-name="T1"/></text:p>
          </draw:text-box>
        </draw:frame>
        <draw:frame draw:name="Shape 86" presentation:style-name="pr8" draw:text-style-name="P8" draw:layer="layout" svg:width="24.922cm" svg:height="14.986cm" svg:x="2.032cm" svg:y="5.334cm" presentation:class="subtitle" presentation:user-transformed="true">
          <draw:text-box>
            <text:p text:style-name="P7"><text:span text:style-name="T9">Функции приложения</text:span></text:p>
            <text:p text:style-name="P7"><text:span text:style-name="T3"/></text:p>
            <text:list text:style-name="L3">
              <text:list-item>
                <text:p text:style-name="P9"><text:span text:style-name="T4">интерактивная карта Центра</text:span></text:p>
              </text:list-item>
              <text:list-item>
                <text:p text:style-name="P9"><text:span text:style-name="T4">контакты преподавателей</text:span></text:p>
              </text:list-item>
              <text:list-item>
                <text:p text:style-name="P9"><text:span text:style-name="T4">описание процедур</text:span></text:p>
              </text:list-item>
              <text:list-item>
                <text:p text:style-name="P9"><text:span text:style-name="T4">анонс предстоящих событий</text:span></text:p>
              </text:list-item>
              <text:list-item>
                <text:p text:style-name="P9"><text:span text:style-name="T4">QR-коды для важных объектов с переходом к описанию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8"/></text:p>
            <text:p text:style-name="P7"><text:span text:style-name="T8"/>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4">
          <draw:page-thumbnail draw:name="Shape 82" draw:style-name="gr1" draw:layer="layout" svg:width="18.666cm" svg:height="11.136cm" svg:x="1.167cm" svg:y="2.227cm" draw:page-number="4" presentation:class="page"/>
          <draw:frame draw:name="Shape 83"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a399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3.637cm" fo:min-width="2.601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3.636cm" fo:min-width="2.599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3.635cm" fo:min-width="2.599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.873cm" fo:min-width="1.046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.873cm" fo:min-width="1.046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g draw:name="Shape 10">
        <draw:custom-shape draw:name="Shape 11" draw:style-name="Mgr3" draw:text-style-name="MP7" draw:layer="backgroundobjects" svg:width="3.108cm" svg:height="4.144cm" svg:x="24.89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8" draw:layer="backgroundobjects" svg:width="3.107cm" svg:height="4.144cm" svg:x="21.781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9" draw:layer="backgroundobjects" svg:width="3.107cm" svg:height="4.143cm" draw:transform="rotate (-3.14159265358979) translate (24.889cm 4.145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6" draw:text-style-name="MP7" draw:layer="backgroundobjects" svg:width="3.108cm" svg:height="4.143cm" draw:transform="rotate (-3.14159265358979) translate (21.783cm 4.145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7" draw:text-style-name="MP9" draw:layer="backgroundobjects" svg:width="3.108cm" svg:height="4.143cm" draw:transform="rotate (-3.14159265358979) translate (28cm 8.29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4" draw:text-style-name="MP10" draw:layer="backgroundobjects" svg:width="25.176cm" svg:height="3.423cm" svg:x="1.831cm" svg:y="7.247cm" presentation:class="title" presentation:user-transformed="true">
        <draw:text-box>
          <text:p/>
        </draw:text-box>
      </draw:frame>
      <draw:frame draw:name="Shape 18" presentation:style-name="Mpr5" draw:text-style-name="MP12" draw:layer="backgroundobjects" svg:width="1.679cm" svg:height="1.605cm" svg:x="25.906cm" svg:y="18.989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_20_slid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7:13:47.640563550</meta:creation-date>
    <dc:date>2017-07-05T17:41:53.936827074</dc:date>
    <meta:editing-duration>PT16M3S</meta:editing-duration>
    <meta:editing-cycles>2</meta:editing-cycles>
    <meta:generator>LibreOffice/5.1.6.2$Linux_X86_64 LibreOffice_project/10m0$Build-2</meta:generator>
    <meta:document-statistic meta:object-count="52"/>
  </office:meta>
</office:document-meta>
</file>